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draw:marker-start-width="0.3cm" draw:marker-end-width="0.3cm" draw:fill-color="#eeeeee" draw:textarea-horizontal-align="justify" draw:textarea-vertical-align="middle" draw:auto-grow-height="false" fo:min-height="4.304cm" fo:min-width="12.894cm" fo:padding-top="-0.275cm" fo:padding-bottom="-0.275cm" fo:padding-left="-0.15cm" fo:padding-right="-0.15cm"/>
    </style:style>
    <style:style style:name="gr2" style:family="graphic" style:parent-style-name="standard">
      <style:graphic-properties svg:stroke-width="0cm" draw:marker-start-width="0.31cm" draw:marker-end-width="0.31cm" draw:fill="solid" draw:fill-color="#ffffff" draw:textarea-horizontal-align="justify" draw:textarea-vertical-align="middle" draw:auto-grow-height="false" fo:padding-top="0.125cm" fo:padding-bottom="0.125cm" fo:padding-left="0.25cm" fo:padding-right="0.25cm" draw:shadow="hidden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draw:shadow="hidden"/>
    </style:style>
    <style:style style:name="gr4" style:family="graphic" style:parent-style-name="standard">
      <style:graphic-properties svg:stroke-width="0cm" draw:marker-start-width="0.31cm" draw:marker-end-width="0.31cm" draw:fill="none" draw:textarea-horizontal-align="justify" draw:textarea-vertical-align="middle" draw:auto-grow-height="false" fo:padding-top="0.125cm" fo:padding-bottom="0.125cm" fo:padding-left="0.25cm" fo:padding-right="0.25cm" draw:shadow="hidden"/>
    </style:style>
    <style:style style:name="gr5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-color="#00cc00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86cm" fo:min-width="5.99cm"/>
    </style:style>
    <style:style style:name="gr11" style:family="graphic" style:parent-style-name="standard">
      <style:graphic-properties draw:fill-color="#ccff66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666666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068cm" fo:min-width="0cm"/>
    </style:style>
    <style:style style:name="gr14" style:family="graphic" style:parent-style-name="objectwithoutfill">
      <style:graphic-properties draw:fill="none" draw:textarea-vertical-align="middle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-color="#000000"/>
      <style:paragraph-properties fo:text-align="center"/>
      <style:text-properties style:font-name="Nimbus Sans L"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font-name="Nimbus Sans L" fo:font-size="12pt" style:font-size-asian="12pt" style:font-size-complex="12pt"/>
    </style:style>
    <style:style style:name="P6" style:family="paragraph">
      <loext:graphic-properties draw:fill="solid" draw:fill-color="#ffffff"/>
      <style:paragraph-properties fo:text-align="center"/>
      <style:text-properties style:font-name="Nimbus Sans L" fo:font-size="12pt" style:font-size-asian="12pt" style:font-size-complex="12pt"/>
    </style:style>
    <style:style style:name="P7" style:family="paragraph">
      <loext:graphic-properties draw:fill-color="#00cc00"/>
      <style:paragraph-properties fo:text-align="center"/>
      <style:text-properties style:font-name="Nimbus Sans L" fo:font-size="12pt" style:font-size-asian="12pt" style:font-size-complex="12pt"/>
    </style:style>
    <style:style style:name="P8" style:family="paragraph">
      <loext:graphic-properties draw:fill-color="#ff0000"/>
      <style:paragraph-properties fo:text-align="center"/>
      <style:text-properties style:font-name="Nimbus Sans L" fo:font-size="12pt" style:font-size-asian="12pt" style:font-size-complex="12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ccff66"/>
      <style:paragraph-properties fo:text-align="center"/>
    </style:style>
    <style:style style:name="P11" style:family="paragraph">
      <loext:graphic-properties draw:fill-color="#666666"/>
      <style:paragraph-properties fo:text-align="center"/>
    </style:style>
    <style:style style:name="P1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cm" svg:height="4.16cm" svg:x="4.174cm" svg:y="5.0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olygon draw:style-name="gr2" draw:text-style-name="P2" draw:layer="layout" svg:width="0.879cm" svg:height="0.779cm" draw:transform="rotate (-3.14159265358979) translate (16.2870000000001cm 7.45596535617257cm)" svg:viewBox="0 0 880 780" draw:points="377,0 867,0 642,402 880,779 348,780 0,402">
            <text:p/>
          </draw:polygon>
          <draw:polygon draw:style-name="gr2" draw:text-style-name="P2" draw:layer="layout" svg:width="0.712cm" svg:height="0.627cm" draw:transform="rotate (-3.14159265358979) translate (16.2228177570095cm 7.3803503320366cm)" svg:viewBox="0 0 713 628" draw:points="305,0 703,0 521,324 713,626 282,628 0,324">
            <text:p/>
          </draw:polygon>
          <draw:polygon draw:style-name="gr3" draw:text-style-name="P3" draw:layer="layout" svg:width="0.407cm" svg:height="0.293cm" draw:transform="rotate (-3.14159265358979) translate (16.1044371754933cm 7.21342659950993cm)" svg:viewBox="0 0 408 294" draw:points="392,0 272,151 408,294 0,165">
            <text:p/>
          </draw:polygon>
          <draw:polygon draw:style-name="gr4" draw:text-style-name="P4" draw:layer="layout" svg:width="0.712cm" svg:height="0.627cm" draw:transform="rotate (-1.5707963267949) translate (15.2344112149533cm 5.83951587794461cm)" svg:viewBox="0 0 713 628" draw:points="305,0 703,0 521,324 713,626 282,628 0,324">
            <text:p/>
          </draw:polygon>
          <draw:polygon draw:style-name="gr3" draw:text-style-name="P3" draw:layer="layout" svg:width="0.407cm" svg:height="0.293cm" draw:transform="rotate (-1.5707963267949) translate (15.0675373831776cm 5.95793185913873cm)" svg:viewBox="0 0 408 294" draw:points="392,0 272,151 408,294 0,165">
            <text:p/>
          </draw:polygon>
          <draw:polygon draw:style-name="gr2" draw:text-style-name="P2" draw:layer="layout" svg:width="0.879cm" svg:height="0.779cm" draw:transform="rotate (1.5707963267949) translate (14.5512268951194cm 8.4075733014314cm)" svg:viewBox="0 0 880 780" draw:points="377,0 867,0 642,402 880,779 348,780 0,402">
            <text:p/>
          </draw:polygon>
          <draw:polygon draw:style-name="gr2" draw:text-style-name="P2" draw:layer="layout" svg:width="0.712cm" svg:height="0.627cm" draw:transform="rotate (1.5707963267949) translate (14.6268193146417cm 8.34337186584423cm)" svg:viewBox="0 0 713 628" draw:points="305,0 703,0 521,324 713,626 282,628 0,324">
            <text:p/>
          </draw:polygon>
          <draw:polygon draw:style-name="gr3" draw:text-style-name="P3" draw:layer="layout" svg:width="0.407cm" svg:height="0.293cm" draw:transform="rotate (1.5707963267949) translate (14.7936931464174cm 8.22495588465011cm)" svg:viewBox="0 0 408 294" draw:points="392,0 272,151 408,294 0,165">
            <text:p/>
          </draw:polygon>
          <draw:polygon draw:style-name="gr2" draw:text-style-name="P2" draw:layer="layout" svg:width="0.879cm" svg:height="0.779cm" svg:x="13.54cm" svg:y="6.683cm" svg:viewBox="0 0 880 780" draw:points="377,0 867,0 642,402 880,779 348,780 0,402">
            <text:p/>
          </draw:polygon>
          <draw:polygon draw:style-name="gr2" draw:text-style-name="P2" draw:layer="layout" svg:width="0.712cm" svg:height="0.627cm" svg:x="13.604cm" svg:y="6.758cm" svg:viewBox="0 0 713 628" draw:points="305,0 703,0 521,324 713,626 282,628 0,324">
            <text:p/>
          </draw:polygon>
          <draw:polygon draw:style-name="gr3" draw:text-style-name="P3" draw:layer="layout" svg:width="0.407cm" svg:height="0.293cm" svg:x="13.723cm" svg:y="6.925cm" svg:viewBox="0 0 408 294" draw:points="392,0 272,151 408,294 0,165">
            <text:p/>
          </draw:polygon>
          <draw:g>
            <draw:glue-point draw:id="4" svg:x="4.962cm" svg:y="0cm"/>
            <draw:glue-point draw:id="5" svg:x="0cm" svg:y="4.962cm"/>
            <draw:glue-point draw:id="6" svg:x="4.962cm" svg:y="5cm"/>
            <draw:glue-point draw:id="7" svg:x="5cm" svg:y="4.962cm"/>
            <draw:polygon draw:style-name="gr5" draw:text-style-name="P5" draw:layer="layout" svg:width="0.769cm" svg:height="0.769cm" draw:transform="rotate (-0.00907571211037108) translate (14.5447555405087cm 6.69205665789199cm)" svg:viewBox="0 0 770 770" draw:points="384,0 770,384 386,770 0,386">
              <text:p/>
            </draw:polygon>
          </draw:g>
          <draw:polygon draw:style-name="gr3" draw:text-style-name="P3" draw:layer="layout" svg:width="0.521cm" svg:height="0.37cm" draw:transform="skewX (-0.00279252680319093) rotate (-0.00767944870877571) translate (14.6525910788268cm 6.97739861122367cm)" svg:viewBox="0 0 522 371" draw:points="137,114 204,204 415,0 522,46 196,371 0,144">
            <text:p/>
          </draw:polygon>
          <draw:g>
            <draw:glue-point draw:id="4" svg:x="4.954cm" svg:y="0cm"/>
            <draw:glue-point draw:id="5" svg:x="0cm" svg:y="4.598cm"/>
            <draw:glue-point draw:id="6" svg:x="4.954cm" svg:y="4.99cm"/>
            <draw:glue-point draw:id="7" svg:x="4.99cm" svg:y="4.598cm"/>
            <draw:polygon draw:style-name="gr6" draw:text-style-name="P6" draw:layer="layout" svg:width="0.728cm" svg:height="0.785cm" draw:transform="rotate (-1.5707963267949) translate (14.375795430945cm 7.59720851446446cm)" svg:viewBox="0 0 729 786" draw:points="168,0 559,0 729,168 729,616 559,786 168,786 0,616 0,168">
              <text:p/>
            </draw:polygon>
          </draw:g>
          <draw:g>
            <draw:glue-point draw:id="4" svg:x="4.937cm" svg:y="0cm"/>
            <draw:glue-point draw:id="5" svg:x="-0.02cm" svg:y="4.656cm"/>
            <draw:glue-point draw:id="6" svg:x="4.937cm" svg:y="4.988cm"/>
            <draw:glue-point draw:id="7" svg:x="4.979cm" svg:y="4.656cm"/>
            <draw:polygon draw:style-name="gr6" draw:text-style-name="P6" draw:layer="layout" svg:width="0.642cm" svg:height="0.684cm" draw:transform="rotate (-1.5707963267949) translate (14.3301547248183cm 7.63572937581676cm)" svg:viewBox="0 0 643 685" draw:points="148,0 494,0 643,148 643,536 494,685 148,685 0,536 0,148">
              <text:p/>
            </draw:polygon>
          </draw:g>
          <draw:g>
            <draw:rect draw:style-name="gr7" draw:text-style-name="P3" draw:layer="layout" svg:width="0.473cm" svg:height="0.143cm" draw:transform="rotate (-0.786968959724242) translate (13.87cm 7.74cm)">
              <text:p/>
            </draw:rect>
          </draw:g>
          <draw:g>
            <draw:rect draw:style-name="gr7" draw:text-style-name="P3" draw:layer="layout" svg:width="0.473cm" svg:height="0.143cm" draw:transform="skewX (0.0139626340159546) rotate (-2.35462369386555) translate (14.204cm 7.826cm)">
              <text:p/>
            </draw:rect>
          </draw:g>
          <draw:polygon draw:style-name="gr2" draw:text-style-name="P2" draw:layer="layout" svg:width="0.879cm" svg:height="0.779cm" draw:transform="rotate (-1.5707963267949) translate (15.3100036344756cm 5.78874114092605cm)" svg:viewBox="0 0 880 780" draw:points="377,0 867,0 642,402 880,779 348,780 0,402">
            <text:p/>
          </draw:polygon>
          <draw:polygon draw:style-name="gr2" draw:text-style-name="P2" draw:layer="layout" svg:width="0.712cm" svg:height="0.627cm" draw:transform="rotate (-1.5707963267949) translate (15.2344112149533cm 5.85294257651321cm)" svg:viewBox="0 0 713 628" draw:points="305,0 703,0 521,324 713,626 282,628 0,324">
            <text:p/>
          </draw:polygon>
          <draw:polygon draw:style-name="gr3" draw:text-style-name="P3" draw:layer="layout" svg:width="0.407cm" svg:height="0.293cm" draw:transform="rotate (-1.5707963267949) translate (15.0675373831776cm 5.95935855770733cm)" svg:viewBox="0 0 408 294" draw:points="392,0 272,151 408,294 0,165">
            <text:p/>
          </draw:polygon>
          <draw:polygon draw:style-name="gr6" draw:text-style-name="P6" draw:layer="layout" svg:width="0.912cm" svg:height="0.912cm" draw:transform="skewX (0.00226892802759263) rotate (-0.00663225115757917) translate (14.4754289410136cm 6.63747017910405cm)" svg:viewBox="0 0 913 913" draw:points="456,0 913,457 457,913 0,456">
            <text:p/>
          </draw:polygon>
          <draw:polygon draw:style-name="gr6" draw:text-style-name="P6" draw:layer="layout" svg:width="0.769cm" svg:height="0.769cm" draw:transform="skewX (0.00122173047639603) rotate (-0.00785398163397513) translate (14.5447512788374cm 6.69395291237735cm)" svg:viewBox="0 0 770 770" draw:points="384,0 770,385 386,770 0,385">
            <text:p/>
          </draw:polygon>
          <draw:polygon draw:style-name="gr8" draw:text-style-name="P7" draw:layer="layout" svg:width="0.521cm" svg:height="0.37cm" draw:transform="skewX (-0.00279252680319093) rotate (-0.00767944870877571) translate (14.6525910788268cm 6.97882530979227cm)" svg:viewBox="0 0 522 371" draw:points="137,114 204,204 415,0 522,46 196,371 0,144">
            <text:p/>
          </draw:polygon>
          <draw:rect draw:style-name="gr9" draw:text-style-name="P8" draw:layer="layout" svg:width="0.473cm" svg:height="0.144cm" draw:transform="skewX (-0.00698131700797749) rotate (-0.786968959724242) translate (13.87cm 7.741cm)">
            <text:p/>
          </draw:rect>
          <draw:rect draw:style-name="gr9" draw:text-style-name="P8" draw:layer="layout" svg:width="0.473cm" svg:height="0.142cm" draw:transform="skewX (0.00698131700797734) rotate (-2.35462369386555) translate (14.204cm 7.827cm)">
            <text:p/>
          </draw:rect>
        </draw:g>
        <draw:custom-shape draw:style-name="gr10" draw:text-style-name="P9" draw:layer="layout" svg:width="6.49cm" svg:height="2.11cm" svg:x="6.364cm" svg:y="5.99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0.3cm" svg:height="0.3cm" svg:x="5.198cm" svg:y="7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3cm" svg:height="0.3cm" svg:x="5.198cm" svg:y="6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3cm" svg:height="0.3cm" svg:x="5.198cm" svg:y="6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3cm" svg:height="0.3cm" svg:x="5.198cm" svg:y="7.0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45cm" svg:height="0.45cm" svg:x="5.102cm" svg:y="10.189cm">
          <text:p text:style-name="P1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4" draw:layer="layout" svg:x1="5.339cm" svg:y1="10.184cm" svg:x2="5.312cm" svg:y2="7.904cm">
          <text:p/>
        </draw:line>
        <draw:line draw:style-name="gr14" draw:text-style-name="P4" draw:layer="layout" svg:x1="9.433cm" svg:y1="10.184cm" svg:x2="9.434cm" svg:y2="8.254cm">
          <text:p/>
        </draw:line>
        <draw:custom-shape draw:style-name="gr13" draw:text-style-name="P4" draw:layer="layout" svg:width="0.45cm" svg:height="0.45cm" svg:x="9.21cm" svg:y="10.189cm">
          <text:p text:style-name="P1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45cm" svg:height="0.45cm" svg:x="14.746cm" svg:y="10.189cm">
          <text:p text:style-name="P1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4" draw:layer="layout" svg:x1="14.969cm" svg:y1="10.178cm" svg:x2="14.962cm" svg:y2="8.50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initial-creator>Michael Wouters</meta:initial-creator>
    <meta:creation-date>2009-07-11T13:27:53</meta:creation-date>
    <dc:date>2017-10-19T10:16:06.269102005</dc:date>
    <meta:editing-cycles>16</meta:editing-cycles>
    <meta:editing-duration>PT2H47M6S</meta:editing-duration>
    <meta:document-statistic meta:object-count="43"/>
    <meta:user-defined meta:name="Info 1"/>
    <meta:user-defined meta:name="Info 2"/>
    <meta:user-defined meta:name="Info 3"/>
    <meta:user-defined meta:name="Info 4"/>
  </office:meta>
</office:document-meta>
</file>